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paragraph-properties fo:text-align="end" style:justify-single-word="fals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line-height="150%"/>
      <style:text-properties style:font-name="Arial"/>
    </style:style>
    <style:style style:name="P7" style:family="paragraph" style:parent-style-name="Standard">
      <style:paragraph-properties fo:break-before="page"/>
    </style:style>
    <style:style style:name="P8" style:family="paragraph" style:parent-style-name="Standard">
      <style:paragraph-properties fo:text-align="end" style:justify-single-word="false"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Contents_20_4">
      <style:paragraph-properties>
        <style:tab-stops>
          <style:tab-stop style:position="6.1028in" style:type="right" style:leader-style="dotted" style:leader-tex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Text_20_body">
      <style:paragraph-properties fo:margin-left="0in" fo:margin-right="0in" fo:text-indent="0in" style:auto-text-indent="false" fo:break-before="page"/>
    </style:style>
    <style:style style:name="P15" style:family="paragraph" style:parent-style-name="Standard">
      <style:paragraph-properties fo:margin-left="0.7874in" fo:margin-right="0in" fo:text-indent="0in" style:auto-text-indent="false"/>
    </style:style>
    <style:style style:name="P16" style:family="paragraph" style:parent-style-name="Standard">
      <style:paragraph-properties fo:margin-left="0.7874in" fo:margin-right="0in" fo:text-indent="0in" style:auto-text-indent="false"/>
      <style:text-properties fo:font-weight="normal" style:font-weight-asian="normal" style:font-weight-complex="normal"/>
    </style:style>
    <style:style style:name="P17" style:family="paragraph" style:parent-style-name="Standard">
      <style:paragraph-properties fo:margin-left="0.7874in" fo:margin-right="0in" fo:text-indent="0in" style:auto-text-indent="false"/>
      <style:text-properties style:text-position="0% 100%"/>
    </style:style>
    <style:style style:name="P18" style:family="paragraph" style:parent-style-name="Standard">
      <style:paragraph-properties fo:margin-left="0.7874in" fo:margin-right="0in" fo:text-indent="0in" style:auto-text-indent="false"/>
      <style:text-properties fo:font-weight="bold" style:font-weight-asian="bold" style:font-weight-complex="bold"/>
    </style:style>
    <style:style style:name="P19" style:family="paragraph" style:parent-style-name="Standard">
      <style:paragraph-properties fo:margin-left="0.7874in" fo:margin-right="0in" fo:text-indent="0in" style:auto-text-indent="false"/>
      <style:text-properties fo:font-style="normal" style:font-style-asian="normal" style:font-style-complex="normal"/>
    </style:style>
    <style:style style:name="P20" style:family="paragraph" style:parent-style-name="Standard">
      <style:paragraph-properties fo:margin-left="0.7874in" fo:margin-right="0in"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4925in" fo:margin-right="0in" fo:text-indent="0in" style:auto-text-indent="false"/>
    </style:style>
    <style:style style:name="P22" style:family="paragraph" style:parent-style-name="Standard">
      <style:paragraph-properties fo:margin-left="0.4925in" fo:margin-right="0in" fo:text-indent="0in" style:auto-text-indent="false" fo:break-before="page"/>
    </style:style>
    <style:style style:name="P23" style:family="paragraph" style:parent-style-name="Standard">
      <style:paragraph-properties fo:margin-left="0.9846in" fo:margin-right="0in" fo:text-indent="0in" style:auto-text-indent="false"/>
    </style:style>
    <style:style style:name="P24" style:family="paragraph" style:parent-style-name="Standard">
      <style:paragraph-properties fo:margin-left="0.9846in" fo:margin-right="0in" fo:text-indent="0in" style:auto-text-indent="false"/>
      <style:text-properties fo:font-weight="bold" style:font-weight-asian="bold" style:font-weight-complex="bold"/>
    </style:style>
    <style:style style:name="P25" style:family="paragraph" style:parent-style-name="Standard">
      <style:paragraph-properties fo:margin-left="0.9846in" fo:margin-right="0in" fo:text-indent="0in" style:auto-text-indent="false"/>
      <style:text-properties fo:font-weight="normal" style:font-weight-asian="normal" style:font-weight-complex="normal"/>
    </style:style>
    <style:style style:name="P26" style:family="paragraph" style:parent-style-name="Standard">
      <style:paragraph-properties fo:margin-left="1.5752in" fo:margin-right="0in" fo:text-indent="0in" style:auto-text-indent="false"/>
    </style:style>
    <style:style style:name="P27" style:family="paragraph" style:parent-style-name="Standard">
      <style:paragraph-properties fo:margin-left="1.5752in" fo:margin-right="0in" fo:text-indent="0in" style:auto-text-indent="false"/>
      <style:text-properties fo:font-style="normal" style:font-style-asian="normal" style:font-style-complex="normal"/>
    </style:style>
    <style:style style:name="P28" style:family="paragraph" style:parent-style-name="Standard" style:list-style-name="L10"/>
    <style:style style:name="P29" style:family="paragraph" style:parent-style-name="Standard" style:list-style-name="L2">
      <style:paragraph-properties fo:margin-left="0.7874in" fo:margin-right="0in" fo:text-indent="0in" style:auto-text-indent="false"/>
    </style:style>
    <style:style style:name="P30" style:family="paragraph" style:parent-style-name="Standard" style:list-style-name="L6">
      <style:paragraph-properties fo:margin-left="0.7874in" fo:margin-right="0in" fo:text-indent="0in" style:auto-text-indent="false"/>
    </style:style>
    <style:style style:name="P31" style:family="paragraph" style:parent-style-name="Standard" style:list-style-name="L6">
      <style:paragraph-properties fo:margin-left="0.7874in" fo:margin-right="0in" fo:text-indent="0in" style:auto-text-indent="false"/>
      <style:text-properties style:text-position="0% 100%"/>
    </style:style>
    <style:style style:name="P32" style:family="paragraph" style:parent-style-name="Standard" style:list-style-name="L7">
      <style:paragraph-properties fo:margin-left="0.7874in" fo:margin-right="0in" fo:text-indent="0in" style:auto-text-indent="false"/>
      <style:text-properties style:text-position="0% 100%"/>
    </style:style>
    <style:style style:name="P33" style:family="paragraph" style:parent-style-name="Standard" style:list-style-name="L7">
      <style:paragraph-properties fo:margin-left="0.7874in" fo:margin-right="0in" fo:text-indent="0in" style:auto-text-indent="false"/>
    </style:style>
    <style:style style:name="P34" style:family="paragraph" style:parent-style-name="Standard" style:list-style-name="L8">
      <style:paragraph-properties fo:margin-left="0.7874in" fo:margin-right="0in" fo:text-indent="0in" style:auto-text-indent="false"/>
    </style:style>
    <style:style style:name="P35" style:family="paragraph" style:parent-style-name="Standard" style:list-style-name="L9">
      <style:paragraph-properties fo:margin-left="0.7874in" fo:margin-right="0in" fo:text-indent="0in" style:auto-text-indent="false"/>
    </style:style>
    <style:style style:name="P36" style:family="paragraph" style:parent-style-name="Standard" style:list-style-name="L10">
      <style:paragraph-properties fo:margin-left="0.7874in" fo:margin-right="0in" fo:text-indent="0in" style:auto-text-indent="false"/>
    </style:style>
    <style:style style:name="P37" style:family="paragraph" style:parent-style-name="Standard">
      <style:paragraph-properties fo:margin-left="0.7874in" fo:margin-right="0in" fo:line-height="150%" fo:text-align="justify" style:justify-single-word="false" fo:text-indent="0in" style:auto-text-indent="false"/>
      <style:text-properties style:font-name="Arial" officeooo:paragraph-rsid="00150c37"/>
    </style:style>
    <style:style style:name="P38" style:family="paragraph" style:parent-style-name="Standard">
      <style:paragraph-properties fo:margin-left="0.7874in" fo:margin-right="0in" fo:line-height="150%" fo:text-indent="0in" style:auto-text-indent="false"/>
      <style:text-properties style:font-name="Arial" officeooo:paragraph-rsid="00150c37"/>
    </style:style>
    <style:style style:name="P39" style:family="paragraph" style:parent-style-name="Standard" style:list-style-name="L4">
      <style:paragraph-properties fo:margin-left="0in" fo:margin-right="0in" fo:text-indent="0in" style:auto-text-indent="false"/>
    </style:style>
    <style:style style:name="P40" style:family="paragraph" style:parent-style-name="Standard" style:list-style-name="L4">
      <style:paragraph-properties fo:margin-left="0in" fo:margin-right="0in" fo:text-indent="0in" style:auto-text-indent="false" fo:break-before="page"/>
    </style:style>
    <style:style style:name="P41" style:family="paragraph" style:parent-style-name="Text_20_body" style:list-style-name="L1"/>
    <style:style style:name="P42" style:family="paragraph" style:parent-style-name="Text_20_body" style:list-style-name="L3"/>
    <style:style style:name="P43" style:family="paragraph" style:parent-style-name="Text_20_body">
      <style:paragraph-properties fo:line-height="150%"/>
      <style:text-properties style:font-name="Arial" officeooo:paragraph-rsid="00150c37"/>
    </style:style>
    <style:style style:name="P44" style:family="paragraph" style:parent-style-name="Heading_20_2">
      <style:text-properties fo:font-size="16pt" style:font-size-asian="16pt" style:font-size-complex="16pt"/>
    </style:style>
    <style:style style:name="P45" style:family="paragraph" style:parent-style-name="Heading_20_2" style:list-style-name="L5">
      <style:paragraph-properties fo:margin-left="0in" fo:margin-right="0in" fo:text-indent="0in" style:auto-text-indent="false"/>
    </style:style>
    <style:style style:name="P46" style:family="paragraph" style:parent-style-name="Heading_20_2">
      <style:paragraph-properties fo:margin-left="0in" fo:margin-right="0in" fo:text-indent="0in" style:auto-text-indent="false"/>
      <style:text-properties fo:font-size="16pt" style:font-size-asian="16pt" style:font-size-complex="16pt"/>
    </style:style>
    <style:style style:name="P47" style:family="paragraph" style:parent-style-name="Heading_20_4">
      <style:text-properties fo:font-size="11.5pt" style:font-size-asian="11.5pt" style:font-size-complex="11.5pt"/>
    </style:style>
    <style:style style:name="P48" style:family="paragraph" style:parent-style-name="Heading_20_4">
      <style:paragraph-properties fo:line-height="150%"/>
      <style:text-properties style:font-name="Arial" officeooo:paragraph-rsid="00150c37"/>
    </style:style>
    <style:style style:name="P49" style:family="paragraph" style:parent-style-name="Heading_20_4">
      <style:paragraph-properties fo:line-height="150%"/>
      <style:text-properties style:font-name="Arial" fo:font-size="14pt" officeooo:paragraph-rsid="00150c37" style:font-size-asian="14pt" style:font-size-complex="14pt"/>
    </style:style>
    <style:style style:name="P50" style:family="paragraph" style:parent-style-name="Heading_20_4">
      <style:paragraph-properties fo:margin-left="0in" fo:margin-right="0in" fo:text-indent="0in" style:auto-text-indent="false"/>
    </style:style>
    <style:style style:name="P51" style:family="paragraph" style:parent-style-name="Heading_20_1">
      <style:text-properties fo:font-size="22pt" style:font-size-asian="22pt" style:font-size-complex="22pt"/>
    </style:style>
    <style:style style:name="P52" style:family="paragraph" style:parent-style-name="Heading_20_3">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style:text-position="super 58%" fo:font-style="italic" style:font-style-asian="italic" style:font-style-complex="italic"/>
    </style:style>
    <style:style style:name="T6" style:family="text">
      <style:text-properties style:text-position="0% 100%"/>
    </style:style>
    <style:style style:name="T7" style:family="text">
      <style:text-properties style:text-position="0% 100%" style:font-name="Times New Roman" fo:font-size="12pt" fo:language="de" fo:country="DE" fo:font-style="italic" style:font-name-asian="Arial1" style:font-size-asian="12pt" style:font-style-asian="italic" style:font-name-complex="Arial1" style:font-size-complex="12pt" style:font-style-complex="italic"/>
    </style:style>
    <style:style style:name="T8" style:family="text">
      <style:text-properties style:text-position="sub 58%"/>
    </style:style>
    <style:style style:name="T9" style:family="text">
      <style:text-properties style:text-position="sub 58%" fo:font-style="italic" style:font-style-asian="italic" style:font-style-complex="italic"/>
    </style:style>
    <style:style style:name="T10" style:family="text">
      <style:text-properties style:font-name="Times New Roman" fo:font-size="12pt" fo:language="de" fo:country="DE" fo:font-style="italic" style:font-name-asian="Arial1" style:font-size-asian="12pt" style:font-style-asian="italic" style:font-name-complex="Arial1" style:font-size-complex="12pt" style:font-style-complex="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ize="16pt" style:font-size-asian="16pt" style:font-size-complex="16pt"/>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language="de" fo:country="DE" fo:font-style="normal" fo:font-weight="bold" style:font-name-asian="Arial1" style:font-size-asian="12pt" style:font-style-asian="normal" style:font-weight-asian="bold" style:font-name-complex="Arial1" style:font-size-complex="12pt" style:font-style-complex="normal" style:font-weight-complex="bold"/>
    </style:style>
    <style:style style:name="T16" style:family="text">
      <style:text-properties fo:font-size="12pt" fo:language="de" fo:country="DE"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17" style:family="text">
      <style:text-properties fo:font-size="12pt" fo:language="en" fo:country="US" fo:font-style="normal" fo:font-weight="normal" style:font-name-asian="Arial1" style:font-size-asian="12pt" style:font-style-asian="normal" style:font-weight-asian="normal" style:font-name-complex="Arial1"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min-label-width="0.25in"/>
      </text:list-level-style-number>
      <text:list-level-style-number text:level="2" text:style-name="Numbering_20_Symbols" style:num-format="1" text:start-value="2"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5">
      <text:list-level-style-number text:level="1" text:style-name="Numbering_20_Symbols" style:num-suffix="." style:num-format="1">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51" text:outline-level="1">Kochbuch für Chemieseminare</text:h>
      <text:p text:style-name="Standard"/>
      <text:p text:style-name="P1">von Kristian Rother</text:p>
      <text:p text:style-name="Standard"/>
      <text:p text:style-name="P1"><text:span text:style-name="T1">„Morgen habe ich schon wieder Seminar, wie bringe ich der Bande das mit der Chiralität bei?“</text:span> </text:p>
      <text:p text:style-name="Standard"/>
      <text:p text:style-name="Standard">Die meisten Dozenten in der Chemie stand schon einmal vor einer ähnlichen Frage. Pikant daran is, dass Themen im Universitätsalltag mit möglichst geringem zeitlichem Aufwand und ohne zusätzliche Kosten vermittelt werden sollen. Das Ergebnis ist oft Frontalunterricht, bei dem regelmäßig ein Teil der Studenten abschaltet. Dabei gibt es eine Menge alternativer Ansätze für die Lehre, die für Studenten und Dozent gleichermaßen erbaulich sind. </text:p>
      <text:p text:style-name="Standard"/>
      <text:p text:style-name="Standard">Ich habe in diesem Manuskript einige solcher Ideen zusamengetragen. Die didaktischen Hintergründe lasse ich komplett weg, und konzentriere mich auf die in der Praxis anwendbaren Methoden – kleine Kochrezepte, die sich leicht in eigene Lehrveranstaltungen einbauen lassen.</text:p>
      <text:p text:style-name="Standard">Das Manuskript richtet sich an Dozenten, die die eigene Lehre verbessern möchten und bereit sind, unkonventionelle Wege auszuprobieren. Es soll helfen, Chemieseminare abwechslungsreich zu gestalten, Frustration auf beiden Seiten des Pults abzubauen und die Studenten so zu einer aktiven Teilnahme zu motivieren. </text:p>
      <text:p text:style-name="Standard"/>
      <text:p text:style-name="Standard">Das Material habe ich erarbeitet, während ich Medizinstudenten im 1.Semester Grundlagen der Chemie und Biochemie vermittelte. Über drei Semester fand ein wöchentliches dreistündiges Seminar mit 15-20 Teilnehmern und pro Semester fünf fünfstündige Versuchstage im Labor. Weitere Erfahrungen stammen aus Unterrichtseinheiten der Biochemie für Mediziner höherer Semester und der Bioinformatik für Studenten verschiedener Fachrichtungen (jeweils 4 SWS).</text:p>
      <text:p text:style-name="Standard"/>
      <text:p text:style-name="P2">(Stand: Januar 2007)</text:p>
      <text:p text:style-name="P3"/>
      <text:p text:style-name="P8"/>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9">Kochbuch für Chemieseminare<text:tab/>1</text:p>
          <text:p text:style-name="P10">1. Was tue ich vor dem Seminar?<text:tab/>3</text:p>
          <text:p text:style-name="P11">1.1 Stoffreduktion<text:tab/>3</text:p>
          <text:p text:style-name="P11">1.2 Leitbilder<text:tab/>3</text:p>
          <text:p text:style-name="P12">Leitbild "Baseball"<text:tab/>3</text:p>
          <text:p text:style-name="P12">Leitbild "Elektromagnetische Spaghetti"<text:tab/>4</text:p>
          <text:p text:style-name="P11">1.3 Methodenwahl<text:tab/>4</text:p>
          <text:p text:style-name="P11">1.4 Wiederholungen<text:tab/>5</text:p>
          <text:p text:style-name="P12">New York Minute<text:tab/>5</text:p>
          <text:p text:style-name="P12">Domino<text:tab/>5</text:p>
          <text:p text:style-name="P12">Bummeln<text:tab/>5</text:p>
          <text:p text:style-name="P12">Blitzlicht mit Vorglühen<text:tab/>5</text:p>
          <text:p text:style-name="P12">Wer wird Millionär<text:tab/>6</text:p>
          <text:p text:style-name="P12">Gestenspiel<text:tab/>6</text:p>
          <text:p text:style-name="P11">1.5 Binnendifferezierung<text:tab/>6</text:p>
          <text:p text:style-name="P10">2. Wie erkläre ich einzelne chemische Themen?<text:tab/>7</text:p>
          <text:p text:style-name="P12">Orbitalmodelle<text:tab/>7</text:p>
          <text:p text:style-name="P12">Spiegelverkehrtes<text:tab/>7</text:p>
          <text:p text:style-name="P12">Tafelpuzzle "Reaktionstypen"<text:tab/>7</text:p>
          <text:p text:style-name="P12">Kartenmaterial "Funktionelle Gruppen"<text:tab/>8</text:p>
          <text:p text:style-name="P12">Partnerarbeit "Das Periodensystem bauen"<text:tab/>8</text:p>
          <text:p text:style-name="P12">Wiederholungsübung "Baseball"<text:tab/>8</text:p>
          <text:p text:style-name="P12">Pappmoleküle "Säuren und Basen"<text:tab/>9</text:p>
          <text:p text:style-name="P12">Übung "Kohlenhydrate"<text:tab/>9</text:p>
          <text:p text:style-name="P12">Unentbehrliche OH-Folien<text:tab/>9</text:p>
          <text:p text:style-name="P12">Lerninseln<text:tab/>10</text:p>
          <text:p text:style-name="P12">Kartenmaterial "Nukleinsäuren"<text:tab/>10</text:p>
          <text:p text:style-name="P12">Tafelpuzzle "Aufbau des Hämoglobins"<text:tab/>11</text:p>
          <text:p text:style-name="P12">Puzzle „Funktionen von Proteinen“<text:tab/>11</text:p>
          <text:p text:style-name="P12">Kartenmaterial "Aminosäuren"<text:tab/>11</text:p>
          <text:p text:style-name="P12">Proteintanz<text:tab/>12</text:p>
          <text:p text:style-name="P12">Exkurs "Erdgeschichte"<text:tab/>12</text:p>
          <text:p text:style-name="P12">Beispiel-Moleküle<text:tab/>12</text:p>
          <text:p text:style-name="P12">Wiederholungsquiz "Jeopardy"<text:tab/>13</text:p>
          <text:p text:style-name="P10">3. Wie schaffe ich ein angenehmes Arbeitsklima?<text:tab/>14</text:p>
          <text:p text:style-name="P11">3.1 Optische Barrieren abbauen<text:tab/>14</text:p>
          <text:p text:style-name="P11">3.2 Die Gruppe kennen lernen<text:tab/>14</text:p>
          <text:p text:style-name="P12">Vorstellen mit Gegenständen<text:tab/>14</text:p>
          <text:p text:style-name="P12">Vorstellen mit Wiederholung<text:tab/>14</text:p>
          <text:p text:style-name="P11">3.3 Die Gruppe schützen<text:tab/>14</text:p>
          <text:p text:style-name="P11">3.4 Gute Referate halten lassen<text:tab/>15</text:p>
          <text:p text:style-name="P12">Regeln für Referate <text:tab/>15</text:p>
          <text:p text:style-name="P11">3.5 Feedback einholen<text:tab/>15</text:p>
          <text:p text:style-name="P12">Urnengang <text:tab/>15</text:p>
          <text:p text:style-name="P12">Jeder nur ein Kreuz<text:tab/>16</text:p>
          <text:p text:style-name="P12">Brennen für die Chemie <text:tab/>16</text:p>
          <text:p text:style-name="P11">3.6 Ambiente schaffen<text:tab/>16</text:p>
          <text:p text:style-name="P10">4. Nützliche Materialien<text:tab/>17</text:p>
          <text:p text:style-name="P10">5. Danksagungen<text:tab/>17</text:p>
        </text:index-body>
      </text:table-of-content>
      <text:p text:style-name="Standard"/>
      <text:h text:style-name="P44" text:outline-level="2"><text:soft-page-break/>1. Was tue ich vor dem Seminar?</text:h>
      <text:p text:style-name="Text_20_body">Bei der Vorbereitung einer Unterrichtsstunde wird das Gewicht of ausschließlich auf die fachliche Vorbereitung gelegt. Dabei kann der Dozent meistens ohnehin schon sehr viel mehr als er den Studenten zu vermitteln in der Lage ist. Deshalb sollten ein paar grundlegende Überlegungen zum didaktischen Aufbau des Seminars gemacht werden:</text:p>
      <text:list xml:id="list8080696595948273477" text:style-name="L1">
        <text:list-header>
          <text:p text:style-name="P41">1.1) Wie zerlegt man den Stoff in verständliche Häppchen?</text:p>
          <text:p text:style-name="P41">1.2) Wie stellt man den Stoff übersichtlich dar?</text:p>
          <text:p text:style-name="P41">1.3) Wie transportiert man den Inhalt in die Köpfe?</text:p>
          <text:p text:style-name="P41">1.4) Wie sorgt man dafür, daß er dort auch bleibt?</text:p>
        </text:list-header>
      </text:list>
      <text:p text:style-name="Text_20_body">Ist das geschehen, kann es schon losgehen.</text:p>
      <text:h text:style-name="Heading_20_3" text:outline-level="3">1.1 Stoffreduktion</text:h>
      <text:p text:style-name="Text_20_body">Die Hauptaufgabe des Dozenten in einem Seminar ist, den Inhalt des für die Studenten noch unbekannten Fachgebiets so zu strukturieren, daß sie ihn leicht erschließen können. Ich empfehle, damit anzufangen, und ich empfehle zu diesem Zweck eine zweistufige hierarchische Gliederung vorzunehmen. Zu einem Thema gibt es demnach Unterthemen (“Ankerpunkte”), die wiederum einzelne Detailthemen enthalten. Je ordentlicher diese Aufteilung vorgenommen und vermittelt wird, desto leichter werden die Studenten es haben. Diesen wird der Stoff durch die Struktur weniger vorkommen, daher der Titel “Stoffreduktion”.</text:p>
      <text:p text:style-name="Text_20_body">Ein Seminar verträgt etwa 4-7 Ankerpunkte, die Zahl der Unterthemen hängt von der Länge des Seminars ab, sollte aber 9 nicht übersteigen. Nach einigen Stunden empfiehlt es sich, auf ein neues Thema – und damit auf eine neue Strukturierung – umzusteigen. Um die Strukturierung den Studenten begreiflich zu machen, sollte man sie unbedingt visualisieren.</text:p>
      <text:h text:style-name="Heading_20_3" text:outline-level="3">1.2 Leitbilder</text:h>
      <text:p text:style-name="Text_20_body">Ein aussagekräftiges Bild, das die Ankerpunkte eines Themas ordnet, ist eine wichtige Stütze, um strukturiertes Wissen aufzubauen. Solche Leitbilder oder Fachlandkarten sollten über einen längeren Zeitraum innerhalb des Seminars sichtbar sein oder öfters aufgegriffen werden, beispielsweise in der Wiederholung. Ein Leitbild kann ca. 7 Begriffe aufnehmen, und ruhig auf Metaphern zurückgrerifen die nicht direkt etwas mit dem Thema zu tun haben. Ein anständiges Leitbild hat eine Überschrift.</text:p>
      <text:h text:style-name="P50" text:outline-level="4">Leitbild "Baseball"</text:h>
      <text:p text:style-name="P15"><text:span text:style-name="T1">Ziel: </text:span>Begriffe zur Säure/Base-Chemie erklären</text:p>
      <text:p text:style-name="P15"><text:span text:style-name="T1">Methode:</text:span> Das Bild greift zu einer sportlichen Metapher: Das Proton bei Säure-Base-Reaktionen wird durch einen Ball symbolisiert. Fünf Spieler-Figuren verkörpern chemische Eigenschaften:</text:p>
      <text:list xml:id="list8516986413003499778" text:style-name="L2">
        <text:list-item>
          <text:p text:style-name="P29">"starke Säure": kräftige Figur mit Baseballschläger und Ball (kann den Ball wegschlagen)</text:p>
        </text:list-item>
        <text:list-item>
          <text:p text:style-name="P29">"schwache Säure": schlaffe Figur mit Schläger und Ball</text:p>
        </text:list-item>
        <text:list-item>
          <text:p text:style-name="P29">"starke Base": aufmerksame Figur mit Fanghandschuh (Pitcher).</text:p>
        </text:list-item>
        <text:list-item>
          <text:p text:style-name="P29">"schwache Base": verträumte Figur mit Fanghandschuh.</text:p>
        </text:list-item>
        <text:list-item>
          <text:p text:style-name="P29">"Ampholyt": Figur mit Ball <text:span text:style-name="T2">und</text:span> Handschuh, Fragezeichen über Kopf .</text:p>
        </text:list-item>
        <text:list-item>
          <text:p text:style-name="P29">Die fünf Spieler werden als Bild gruppiert und entsprechend beschriftet.</text:p>
        </text:list-item>
      </text:list>
      <text:p text:style-name="P15"><text:span text:style-name="T1">Benötigtes Material:</text:span> Tafel, OH-Folie oder Poster.</text:p>
      <text:p text:style-name="P15"/>
      <text:h text:style-name="Heading_20_4" text:outline-level="4"><text:soft-page-break/>Leitbild "Elektromagnetische Spaghetti"</text:h>
      <text:p text:style-name="P15"><text:span text:style-name="T1">Ziel:</text:span> Arten von Aminosäuren und Kräfte im Protein veranschaulichen. </text:p>
      <text:p text:style-name="P15">Methode: Das Bild besteht zu 2/3 aus einer langen Nudel, welche oben im Mund mit dazugehörigem Kopf endet, unten dagegen einem Teller Spaghetti entspringt. Entlang der Nudel sind ca. 10 Kreise mit Symbolen drapiert, welche für vier vereinfachte Typen von Aminosäuren stehen. Die Begriffe “basisch” (Plus), “sauer” (Minus), “unpolar” (Öltropfen) und “polar” (Welle) sind den entsprechenden Symbolen zugeordnet, zusätzlich “Hauptkette”, “Aminosäuren ”, “N-Terminus” und “C-Terminus”. Aus dem Modell lassen sich leicht einige der grundlegenden Kräfte entwickeln, welche Proteine zusammen halten.</text:p>
      <text:p text:style-name="P15"/>
      <text:h text:style-name="Heading_20_3" text:outline-level="3">1.3 Methodenwahl</text:h>
      <text:p text:style-name="Text_20_body">Die Aufmerksamkeit zuhörender Menschen sinkt mit der Zeit streng monoton. Nach 20 Minuten erreicht sie einen Tiefpunkt. Um zu vermeiden, daß Studenten sich innerlich aus dem Seminar ausklinken, muß man die Unterrichtsmethode variieren. Aus diesem Grund besteht der Großteil dieses Manuskripts aus Methoden, die in eigene Seminare eingebaut werden können. Folgende Faustregeln können dabei hilfreich sein:</text:p>
      <text:list xml:id="list5614141412549900438" text:style-name="L3">
        <text:list-item>
          <text:p text:style-name="P42">Methoden die Stoff vermitteln, sollten mit solchen, bei denen die Studenten den Stoff selbst bearbeiten, alternieren. Im Zweifelsfall ist letzteren immer der Vorzug zu geben.</text:p>
        </text:list-item>
        <text:list-item>
          <text:p text:style-name="P42">Wenn die Studenten eine Aufgabe bearbeiten, wird der Zeitaufwand dafür leicht unterschätzt. Es empfiehlt sich, bei der Planung etwas Luft zu lassen.</text:p>
        </text:list-item>
        <text:list-item>
          <text:p text:style-name="P42">Sobald die Studenten Arbeitsblätter, Handzettel, Gruppenlose o.ä. bekommen, werden sie unweigerlich quirlig. Deshalb sollte man ihnen Aufgaben unbedingt vorher erläutern.</text:p>
        </text:list-item>
        <text:list-item>
          <text:p text:style-name="P42">Auch der Übergang von der Tafel auf OH-Folien ist ein Methodenwechsel.</text:p>
        </text:list-item>
        <text:list-item>
          <text:p text:style-name="P42">Mehr als 20 Minuten am Stück sollte man auf keinen Fall allein sprechen.</text:p>
        </text:list-item>
        <text:list-item>
          <text:p text:style-name="P42">Vor dem Seminar kann man sich eine Tabelle mit den geplanten Unterrichtseinheiten, dem Thema dazu und der geschätzten Dauer anzufertigen.</text:p>
        </text:list-item>
        <text:list-item>
          <text:p text:style-name="P42">Planung scheitert an Feindkontakt. Es gilt, den Zeitpunkt während des Unterrichts zu erkennen, an dem man die gleiche Tabelle guten Gewissens über Bord werfen kann.</text:p>
        </text:list-item>
      </text:list>
      <text:list xml:id="list5479830833280578673" text:style-name="L4">
        <text:list-header>
          <text:p text:style-name="P39"/>
          <text:p text:style-name="P40"/>
        </text:list-header>
      </text:list>
      <text:h text:style-name="Heading_20_3" text:outline-level="3">1.4 Wiederholungen</text:h>
      <text:p text:style-name="P6">Ein dauerhafter Lernerfolg kommt ohne Wiederholung nicht aus. Das tolle am Wiederholen ist dass es dafür viele Lehrmethoden gibt, die den Unterricht auflockern. Ausserdem motiviert es die Studenten, wenn sie zeigen dürfen was sie schon können. Mehr ist mehr! Wiederholung sichert den Lernerfolg... oder hatte ich das schon gesagt?</text:p>
      <text:p text:style-name="Standard">Ein dauerhafter Lernerfolg kommt ohne Wiederholung nicht aus. Es motiviert die Studenten zudem, wenn sie zeigen dürfen, was sie schon können. In jedem Seminar sollte Raum für Wiederholung der vorangegangenen Stunde reserviert werden. </text:p>
      <text:p text:style-name="Standard">Folien mit exemplarischen Klausurfragen und kurze schriftliche Tests sind zur Wiederholung beliebigen Stoffes geeignet. Letztere sollte man auf jeden Fall einsammeln und sich so einen Überblick über den tatsächlichen Wissensstand der Gruppe verschaffen. Zur zwanglosen Wiederholung einzelner Themengebiete eignen sich folgende Methoden:</text:p>
      <text:p text:style-name="P15"/>
      <text:h text:style-name="Heading_20_4" text:outline-level="4">New York Minute</text:h>
      <text:p text:style-name="P15"><text:span text:style-name="T1">Methode:</text:span> Kleine Gruppen von 3-5 bekommen jeweils einen Begriff, den jeweils einer aus jeder Gruppe zu Beginn der nächsten Stunde kurz vorstellt. Diese 'Mini-Vorträge' sollten 1-2 Minuten dauern und drei Fragen beantworten: i) Was ist das? ii) Wofür ist es gut? iii) Wofür ist es nicht gut? Es empfiehlt sich, Begriffe zu verwandten Themen auszuteilen.</text:p>
      <text:p text:style-name="P15"><text:span text:style-name="T1">Benötigtes Material:</text:span> Begriffe eine Stunde vorher austeilen. Die Vorstellung kann an der Tafel stattfinden (muß, falls dabei Strukturformeln vorkommen).</text:p>
      <text:p text:style-name="P15"><text:span text:style-name="T1">Dauer: </text:span><text:span text:style-name="T3">10'</text:span></text:p>
      <text:p text:style-name="P16"/>
      <text:h text:style-name="Heading_20_4" text:outline-level="4">Domino</text:h>
      <text:p text:style-name="P15"><text:span text:style-name="T1">Methode:</text:span> Jeder bekommt eine Karte (A4 Blatt quer gedrittelt). Eine Karte wird offen auf den Boden gelegt. Jemand der einen Zusammenhang zwischen seiner und einer offenen Karte erklären kann, darf seine Karte an die offene legen. Das wird fortgesetzt, bis alle Karten liegen. Bei schwierigen Themen können die Studenten auch paarweise zusammenarbeiten.</text:p>
      <text:p text:style-name="P15"><text:span text:style-name="T1">Benötigtes Material:</text:span> Karten mit Begriffen zum Stoff der wiederholt werden soll, eine mehr als Studenten.</text:p>
      <text:p text:style-name="P15"><text:span text:style-name="T1">Dauer: </text:span><text:span text:style-name="T3">10'</text:span></text:p>
      <text:p text:style-name="P15"/>
      <text:h text:style-name="Heading_20_4" text:outline-level="4">Bummeln</text:h>
      <text:p text:style-name="P15"><text:span text:style-name="T1">Methode:</text:span> Alle Begriffe werden offen auf den Boden gelegt. Die Studenten wandern umher und stellen sich zu je einem Begriff den sie erklären möchten. Dann werden die Begriffe reihum erklärt. Auf die gleiche Weise läßt sich auch nach problematischen Gebieten fragen, </text:p>
      <text:p text:style-name="P15"><text:span text:style-name="T1">Benötigtes Material:</text:span> Karten oder Bögen mit Begriffen zum Stoff, der wiederholt werden soll, etwas mehr als Studenten.</text:p>
      <text:p text:style-name="P15"><text:span text:style-name="T1">Dauer: </text:span><text:span text:style-name="T3">10'</text:span></text:p>
      <text:p text:style-name="Standard"/>
      <text:h text:style-name="Heading_20_4" text:outline-level="4">Blitzlicht mit Vorglühen</text:h>
      <text:p text:style-name="P15"><text:span text:style-name="T1">Methode:</text:span> Die Studenten beraten sich für ca. zwei Minuten mit ihrem Sitznachbarn <text:soft-page-break/>paarweise über den Inhalt der letzten Stunde. Sie suchen sich dabei eine Sache aus, die sie mit 2-3 Sätzen erklären möchten. Ein Paar bekommt einen Ball und gibt darauf seine Erklärung zum Besten. Darauf wirt es den Ball an die nächsten weiter usw.</text:p>
      <text:p text:style-name="P15"><text:span text:style-name="T1">Benötigtes Material:</text:span> Ball oder anderes Wurfgeschoß.</text:p>
      <text:p text:style-name="P15"><text:span text:style-name="T1">Dauer: </text:span><text:span text:style-name="T3">5'</text:span></text:p>
      <text:p text:style-name="Standard"/>
      <text:h text:style-name="Heading_20_4" text:outline-level="4">Wer wird Millionär</text:h>
      <text:p text:style-name="P15"><text:span text:style-name="T1">Methode:</text:span> Die Begriffe werden mit der Zahl nach oben auf dem Boden verteilt oder an die Tafel geheftet. Reihum wählt jeder eine Zahl und erklärt den Begriff auf der Rückseite. Bei schwierigen Themen kann man das „Publikum“ befragen.</text:p>
      <text:p text:style-name="P15">Diese Methode eignet sich besonders gut für Wiederholungen kurz vor Semesterende. Einer der Studenten kann den „Showmaster“ übernehmen</text:p>
      <text:p text:style-name="P15"><text:span text:style-name="T1">Benötigtes Material:</text:span> Etwas mehr Karten als Studenten da sind, mit einem Fachbegriff auf der Vorder- und einer Schwierigkeit zwischen 100 und 1,000,000 auf der Rückseite. Da die Schwierigkeit in etwa bekannt ist, darf hier ruhig nach sehr schwierigen Begriffen gefragt werden.</text:p>
      <text:p text:style-name="P15">Man kann die Karten auch mit echten Fragen bestücken, dann ist der Aufwand aber ungleich höher. Wer Zeit in der Vorbereitung sparen will, kann auch die Studenten sich Fragen ausdenken lassen.</text:p>
      <text:p text:style-name="P15"><text:span text:style-name="T1">Dauer: </text:span><text:span text:style-name="T3">15' (+5' mit Karten schreiben)</text:span></text:p>
      <text:p text:style-name="P15"/>
      <text:h text:style-name="Heading_20_4" text:outline-level="4">Gestenspiel</text:h>
      <text:p text:style-name="P15"><text:span text:style-name="T1">Ziel:</text:span> Gruppe aufwecken, funktionelle Gruppen festigen</text:p>
      <text:p text:style-name="P15"><text:span text:style-name="T1">Methode: </text:span>Seminare, direkt nach der Mittagspause sind wegen der sinkenden Aufmerksamkeit zwecks Verdauung problematisch. Mit der folgenden Wiederholungsübung läßt sich der Kreislauf in Schwung bringen, bevor der eigentliche Stoff einsetzt.</text:p>
      <text:p text:style-name="P15">Die Gruppe stellt sich im Kreis auf. Der Dozent stellt eine chemische Gruppe durch eine Geste dar <text:s/>und nennt sie beim Namen (z.B. Arme ausstrecken: Ether). Die Gruppe macht die Bewegung nach. Der rechte Nachbar wiederholt die erste Geste und fügt dann eine neue chemische Gruppe hinzu. Die Gruppe macht alles nach. Der nächste wiederholt die beiden vorangegangenen und denkt sich eine dritte Geste aus, usw.</text:p>
      <text:p text:style-name="P15">Die Übung läßt sich auch für ganze Moleküle anwenden und ist für Gruppen von bis zu 12 Personen geeignet. Diese Übung steht und fällt mit der Bereitschaft des Seminarleiters, sofort jede Bewegung bedingungslos mitzumachen.</text:p>
      <text:p text:style-name="P15"><text:span text:style-name="T1">Dauer:</text:span> 5'</text:p>
      <text:p text:style-name="P13"/>
      <text:p text:style-name="Standard"/>
      <text:h text:style-name="Heading_20_3" text:outline-level="3">1.5 Binnendifferezierung</text:h>
      <text:p text:style-name="Text_20_body">Wenn eine Gruppe sehr heterogen ist, kann es sich als sehr produktiv erweisen, die Gruppe zu teilen. Die bessere Hälfte bekommt mit einer kleinen Hausaufgabe für einen Termin frei, die schwächere trainiert intensiv die problematischen Themen. Die Aufteilung sollte nicht willkürlich erscheinen (z.B. über einen schriftlichen Test). Auf jeden Fall sollte man die Meinung der Studenten hierzu erfragen.</text:p>
      <text:list xml:id="list7576624323507498116" text:style-name="L5">
        <text:list-item>
          <text:list>
            <text:list-header>
              <text:h text:style-name="P45" text:outline-level="2"/>
            </text:list-header>
          </text:list>
        </text:list-item>
      </text:list>
      <text:p text:style-name="P14"/>
      <text:h text:style-name="P46" text:outline-level="2">2. Wie erkläre ich einzelne chemische Themen?</text:h>
      <text:p text:style-name="Standard">Hier habe ich diverse Kochrezepte zu Methoden gesammelt, die in der Praxis gut funktioniert haben. Die Themen entstammen der Lehrveranstaltung “Chemie für Mediziner”, das Vorgehen der meisten Methoden läßt sich aber auf andere Themen (oder gar Fachgebiete) übertragen.</text:p>
      <text:h text:style-name="Heading_20_4" text:outline-level="4">Orbitalmodelle</text:h>
      <text:p text:style-name="P15"><text:span text:style-name="T1">Ziel: </text:span>Den räumlichen Aufbau der Atom- und Molekülorbitale beherrschen.</text:p>
      <text:p text:style-name="P15"><text:span text:style-name="T1">Methode:</text:span> Voraussetzung ist, dass die räumliche Struktur der Orbitale vor kurzem theoretisch behandelt wurden. Das Seminar wird in vier Gruppen mit unterschiedlichen Arbeitsaufträgen eingeteilt, von denen jede ein 3D-Knetmodell anfertigt:</text:p>
      <text:list xml:id="list5475082015394738083" text:style-name="L6">
        <text:list-item>
          <text:p text:style-name="P30">Baue die Atomorbitale in einem sp<text:span text:style-name="T4">3</text:span>-hybridisierten und einem sp<text:span text:style-name="T4">2</text:span><text:span text:style-name="T6">-hybridisierten </text:span>Atom nach.</text:p>
        </text:list-item>
        <text:list-item>
          <text:p text:style-name="P30">Baue ein Modell der s- und p-Orbitale in einem unhybridisierten Atom.</text:p>
        </text:list-item>
        <text:list-item>
          <text:p text:style-name="P30">Baue ein Modell der Sigma-Bindung in Ethan (C<text:span text:style-name="T8">2</text:span><text:span text:style-name="T6">H</text:span><text:span text:style-name="T8">6</text:span><text:span text:style-name="T6">).</text:span></text:p>
        </text:list-item>
        <text:list-item>
          <text:p text:style-name="P31">Baue ein Modell der Sigma/Pi-Bindung in Ethen (C<text:span text:style-name="T8">2</text:span>H<text:span text:style-name="T8">4</text:span>).</text:p>
        </text:list-item>
      </text:list>
      <text:p text:style-name="P17">Für unterschiedliche Arten von Orbitalen sind jeweils unterschiedliche Farben zu verwenden. Nach einer Bauzeit (10' bis 15') stellen die Gruppen ihre Modelle vor. Unstimmigkeiten werden diskutiert.</text:p>
      <text:p text:style-name="P15"><text:span text:style-name="T1">Benötigtes Material: </text:span>Knete für vier Gruppen, Holzstäbchen oder Streichhölzer.</text:p>
      <text:p text:style-name="P15"><text:span text:style-name="T1">Dauer: </text:span>30'</text:p>
      <text:p text:style-name="P15"/>
      <text:h text:style-name="Heading_20_4" text:outline-level="4">Spiegelverkehrtes</text:h>
      <text:p text:style-name="P15"><text:span text:style-name="T1">Ziel: </text:span>das Phänomen der Chiralität erfassen.</text:p>
      <text:p text:style-name="P15"><text:span text:style-name="T1">Methode:</text:span> Paare von Studenten bearbeiten je eine der folgenden Aufgaben:</text:p>
      <text:list xml:id="list5119028074741304465" text:style-name="L7">
        <text:list-item>
          <text:p text:style-name="P33">Baue ein sp<text:span text:style-name="T4">2</text:span><text:span text:style-name="T6">-hybridisiertes Atom mit drei Substituenten (blau, rot, grün).</text:span></text:p>
        </text:list-item>
        <text:list-item>
          <text:p text:style-name="P32">Baue ein sp<text:span text:style-name="T4">3</text:span>-hybridisiertes Atom mit vier Substituenten (blau, rot, rot, grün).</text:p>
        </text:list-item>
        <text:list-item>
          <text:p text:style-name="P32">Baue ein sp<text:span text:style-name="T4">3</text:span>-hybridisiertes Atom mit vier Substituenten (blau, rot, grün, gelb)</text:p>
        </text:list-item>
      </text:list>
      <text:p text:style-name="P17">Die Atome und Substituenten sind jeweils durch Kugeln darzustellen. Es sollten jeweils mehrere Gruppen die gleiche Aufgabe bearbeiten, wobei die Mehrzahl die dritte Aufgabe bearbeiten sollte. Anschließend werden die Modelle verglichen. Es soll geprüft werden, ob sich die von verschiedenen Gruppen hergestellten Modelle zur Deckung bringen lassen.</text:p>
      <text:p text:style-name="P15"><text:span text:style-name="T1">Benötigtes Material:</text:span> Knete für vier Gruppen, Holzstäbchen oder Streichhölzer.</text:p>
      <text:p text:style-name="P15"><text:span text:style-name="T1">Dauer: </text:span>15'</text:p>
      <text:p text:style-name="P15"/>
      <text:h text:style-name="Heading_20_4" text:outline-level="4">Tafelpuzzle "Reaktionstypen"</text:h>
      <text:p text:style-name="P15"><text:span text:style-name="T1">Ziel:</text:span> Einfache Reaktionstypen aus der Biochemie kennen lernen.</text:p>
      <text:p text:style-name="P15"><text:span text:style-name="T1">Methode:</text:span> Eine Folge chemischer Reaktionen, z.B. der Fettsäure-Abbau <text:s/>wird an die Tafel gezeichnet. Karten mit den Namen der Reaktionstypen werden an einer Stelle angeheftet. Die Gruppe überlegt und bespricht gemeinsam, welcher Typ zu welcher Reaktion paßt. An einigen Stellen können auch mehrere Antworten stimmen.</text:p>
      <text:p text:style-name="P15"><text:span text:style-name="T1">Benötigtes Material: </text:span>Karten mit den Namen der Reaktionstypen Addition, Eliminierung, Umlagerung, Tautomerie, Substitution, Hydrierung, Dehydrierung, Hydratisierung, Dehydratisierung, Kondensation, Hydrolyse</text:p>
      <text:p text:style-name="P15"><text:span text:style-name="T1">Dauer: </text:span>15'</text:p>
      <text:p text:style-name="Standard"/>
      <text:h text:style-name="Heading_20_4" text:outline-level="4"><text:soft-page-break/>Kartenmaterial "Funktionelle Gruppen"</text:h>
      <text:p text:style-name="P21"><text:span text:style-name="T1">Ziel:</text:span> Funktionelle Gruppen kennen lernen. Umwandlungen dazwischen begreifen.</text:p>
      <text:p text:style-name="P21"><text:span text:style-name="T1">Methode:</text:span> Mit den Karten lassen sich verschiedene Übungen durchführen: a) Strukturformeln anheften und die Namen von den Studenten zuordnen lassen. b) Strukturformeln von verschiedenen Biomolekülen anzeichnen/ausgeben und die funktionellen Gruppen identifizieren lassen. c) Komplizierte funktionelle Gruppen (b und c, siehe unten) austeilen und herausfinden lassen, aus welchen funktionellen Gruppen diese durch Addition oder Kondensation entstehen können.</text:p>
      <text:p text:style-name="P21"><text:span text:style-name="T1">Benötigtes Material: </text:span>A4 Bögen mit den Strukturformeln funktioneller Gruppen, Karten mit den dazugehörigen Namen.</text:p>
      <text:p text:style-name="P23">a) einfache Gruppen in einer Farbe: primärer/sekundärer/tertiärer Alkohol, Aldehyd, Keton, Carbonsäure, Thiol, primäres bis quartäres Amin.</text:p>
      <text:p text:style-name="P23">b) durch Kondensation aus zwei einfachen zusammengesetzten Gruppen in zweiter Farbe: Ether, Thioether, Ester, Thioester, Säureanhydrid, Amid, Imin, Phosphatester, Phosphorsäureanhydrid.</text:p>
      <text:p text:style-name="P23">c) durch Addition zusammengesetzte Gruppen in dritter Farbe: Halbacetal, Vollacetal.</text:p>
      <text:p text:style-name="P21"><text:span text:style-name="T1">Dauer: </text:span>15' für a), 20' für b) + c)</text:p>
      <text:p text:style-name="P21"/>
      <text:h text:style-name="Heading_20_4" text:outline-level="4">Partnerarbeit "Das Periodensystem bauen"</text:h>
      <text:p text:style-name="P15"><text:span text:style-name="T1">Ziel: </text:span>Den Aufbau der Elektronenhülle von Atomen können. Grundlagen des Periodensystems kennen lernen. Voraussetzung ist, daß das Bohrsche Atommodell in den Grundlagen bereits vorgestellt wurde.</text:p>
      <text:p text:style-name="P15"><text:span text:style-name="T1">Methode:</text:span> Jedes Paar von Studenten bekommt ein oder zwei Arbeitsbögen, auf denen für jeweils ein Element die Orbitale der K-, L- und M-Schale und Elektronen in den einzelnen Orbitalen als Pfeile einzutrage sind. Ganz unten soll das 1s-Orbital mit einem Kästchen, darüber 2s, 2p usw. Es ist unbedingt darauf hinzuweisen, daß die Bögen mit möglichst dicken Filzstiften auszufüllen sind.</text:p>
      <text:p text:style-name="P15">Anschließend wird das gesamte Material an die Tafel geheftet und unter Anleitung durch die Gruppe geordnet. An dem so entstandenen Teil-Periodensystem lassen sich Charakteristika der einzelnen Hauptgruppen und Begriffe wie Oktettregel, Valenzelektronen, Edelgaszustand und Elektronegativität erläutern.</text:p>
      <text:p text:style-name="P15"><text:span text:style-name="T1">Benötigtes Material:</text:span> 10-20 Bögen A4, auf denen oben die Ordnungszahl, das Elementsymbol und der Name des Elements eingetragen sind. Etwa ¾ der Blätter bleiben für die Orbitale frei. Sinnvoll sind die Elemente H bis maximal Ca, danach wird es schwierig. Die Bögen sind nach Hauptgruppen farblich gegliedert. Ein ausgefüllter Bogen (z.B. Ca) ist als Beispiel vorzubereiten.</text:p>
      <text:p text:style-name="P15"><text:span text:style-name="T1">Dauer:</text:span> 20'</text:p>
      <text:p text:style-name="P15"/>
      <text:h text:style-name="Heading_20_4" text:outline-level="4">Wiederholungsübung "Baseball"</text:h>
      <text:p text:style-name="P21"><text:span text:style-name="T1">Ziel:</text:span> Grundbegriffe zur Säure/Base-Chemie werden gefestigt</text:p>
      <text:p text:style-name="P21"><text:span text:style-name="T1">Methode:</text:span> Quadratische Bögen mit Begriffen zu Säuren und Basen werden auf dem Boden verteilt. Ein Paar Studenten wirft eine "base" mit einem Ball ab und erklärt kurz den Begriff. Dann bekommt ein anderes Team den Ball. (Mit einem großen Raum ließe sich auch ein Spiel mit Herumrennen gestalten). </text:p>
      <text:p text:style-name="P21"><text:span text:style-name="T1">Benötigtes Material:</text:span> Quadratische Bögen mit den Begriffen pH, pKs, starke Base, schwache Säure, Ampholyt, Puffer, Indikator, Dissoziation, H<text:span text:style-name="T8">2</text:span><text:span text:style-name="T6">O, H</text:span><text:span text:style-name="T8">2</text:span><text:span text:style-name="T6">SO</text:span><text:span text:style-name="T8">4</text:span><text:span text:style-name="T6">, NH</text:span><text:span text:style-name="T8">3</text:span><text:span text:style-name="T6">, Citronensäure, Pyruvat, Acetat, Chlorid</text:span></text:p>
      <text:p text:style-name="P21"><text:span text:style-name="T1">Dauer:</text:span> 10'</text:p>
      <text:p text:style-name="Standard"/>
      <text:h text:style-name="Heading_20_4" text:outline-level="4"><text:soft-page-break/>Pappmoleküle "Säuren und Basen"</text:h>
      <text:p text:style-name="P15"><text:span text:style-name="T1">Ziel: </text:span><text:span text:style-name="T3">Säure-Base Reaktionen darstellen.</text:span></text:p>
      <text:p text:style-name="P15"><text:span text:style-name="T1">Methode: </text:span>Strukturformeln wichtiger Basen werden auf Bögen an die Tafel oder Pinnwand geheftet. Mit Protonen als separate Pappelemente läßt sich eine Vielzahl von Reaktionen sehr eingängig darstellen, z.B. Dissoziationsvorgänge, starke/schwache Säuren, einwertige/mehrwertige Säuren, chemisches Gleichgewicht, Pufferwirkung, Ampholyte.</text:p>
      <text:p text:style-name="P15"><text:span text:style-name="T1">Benötigtes Material:</text:span> Tafel+Magneten oder Pinnwand+Nadeln. Basen als A4 Bögen mit Strukturformeln, z.B. Phosphat, Sulfat, Citrat, Acetat, Chlorid, Hydroxid usw. Dazu Protonen als kleine Pappkreise in einer anderen Farbe. Sollen chemische Gleichgewichte veranschaulischt werden, lohnt es sich, von einer Base 6-8 Exemplare vorzubereiten. Mit zusätzlichen Karten mit den Namen der Basen lässt sich die Zuordnung als Puzzle durch die Studenten vornehmen.</text:p>
      <text:p text:style-name="P15"/>
      <text:h text:style-name="Heading_20_4" text:outline-level="4">Übung "Kohlenhydrate"</text:h>
      <text:p text:style-name="P15"><text:span text:style-name="T1">Ziel: </text:span>Komplizierte Begriffe aus der Chemie der Kohlenhydraten verstehen.</text:p>
      <text:p text:style-name="P15"><text:span text:style-name="T1">Methode:</text:span> An die Tafel werden Glucose und Ribulose in der offenen und geschlossenen Form gezeichnet. Die beiden werden mit den Begriffen auf den Karten annotiert, und die Begriffe besprochen. Anschließend wird das Seminar in Dreiergruppen eingeteilt, von denen jede den Namen und die Strukturformel eines Zuckers bekommt. Jede Gruppe hat nun 15' Zeit ein A2 Poster anzufertigen, auf dem an der Strukturformel die eben vorgestellten Eigenschaften dieses Zuckers markiert sind. Außerdem sind die Chiralitätszentren zu markieren. Die Poster werden im Raum aufgehängt und pro Gruppe 1-2' lang vorgestellt. </text:p>
      <text:p text:style-name="P15">Nach dieser Übung kann man anhand der Poster sehr gut die Begriffe Epimer, Diastereomer und Racemat voneinander absetzen. Dann braucht die Gruppe aber vorher eine Verschnaufpause.</text:p>
      <text:p text:style-name="P15"><text:span text:style-name="T1">Benötigtes Material:</text:span> Begriffe auf Karten: Anomerie/Mutarotation, Pyranose, Furanose, Aldose, Ketose, Pentose, Hexose, offenkettige Form, geschlossene Form. Papierrolle. Arbeitsblatt oder OH-Folie mit Strukturformeln verschiedener Zucker: Galactose offenkettig, Fructose offenkettig, Fructose Furanoseform, Ribose, Desoxyribose, Dihydroxyaceton, Glycerinaldehyd, Sedoheptulose.</text:p>
      <text:p text:style-name="P15"><text:span text:style-name="T1">Dauer:</text:span> 90'</text:p>
      <text:p text:style-name="Standard"/>
      <text:h text:style-name="Heading_20_4" text:outline-level="4">Unentbehrliche OH-Folien</text:h>
      <text:p text:style-name="P21"><text:span text:style-name="T1">Ziel:</text:span> Zentrale Themen stets im Ärmel haben.</text:p>
      <text:p text:style-name="P21"><text:span text:style-name="T1">Methode:</text:span> Die zehn wichtigsten Themen stets als Übersicht in einer eigenen Mappe dabei haben, damit man sie jeden beliebigen Moment aus dem Ärmel ziehen kann.</text:p>
      <text:p text:style-name="P21"><text:span text:style-name="T1">Benötigtes Material:</text:span> Übersichtsfolien zu zentralen Themen wie Atombau, Periodensystem, Arten von Bindungen, Titrationskurve, Tabelle pKs-Werte, Elektrochemische Zelle, Spannungsreihe, funktionelle Gruppen, Arten von Isomerie, Aufbau einer Eukaryotenzelle.</text:p>
      <text:p text:style-name="P21"><text:span text:style-name="T1">Dauer:</text:span> 0'</text:p>
      <text:p text:style-name="P21"/>
      <text:p text:style-name="P22"/>
      <text:h text:style-name="Heading_20_4" text:outline-level="4">Lerninseln</text:h>
      <text:p text:style-name="P15"><text:span text:style-name="T1">Ziel: </text:span>Drei bis fünf verschiedene Themengebiete werden auf einmal gefestigt.</text:p>
      <text:p text:style-name="P15"><text:span text:style-name="T1">Methode:</text:span> Zu jedem Themengebiet gibt es eine Station im Raum, die aus einem Tisch mit einer Aufgabe besteht. Die Studenten werden in kleinen Gruppen auf diese verteilt (max. 4 pro Station). Jede Gruppe beschäftigt sich für 10' mit der dort liegenden Aufgabe. Danach bringt sie evtl sortierte Karten wieder durcheinander (!). Jede Gruppe rotiert dann zur nächsten Station. Nach einigen Runden werden offene Fragen besprochen.</text:p>
      <text:p text:style-name="P18">Benötigtes Material:</text:p>
      <text:list xml:id="list4751253062186822298" text:style-name="L8">
        <text:list-item>
          <text:p text:style-name="P34">Station </text:p>
          <text:p text:style-name="P34">- Aufgabe: Stelle die Strukturformel für die folgenden Basen auf und ordne sie ihrer Stärke nach.</text:p>
          <text:p text:style-name="P34">- Karten mit den Namen Carbonat, Phosphat, Hydroxid, Acetat, Sulfat, Ammoniak, Pyruvat</text:p>
          <text:p text:style-name="P34">- Tabelle mit pKs-Werten</text:p>
          <text:p text:style-name="P34">- Aufgabe: zeichne Titrationskurven für einige der korrespondierenden Säuren.</text:p>
        </text:list-item>
        <text:list-item>
          <text:p text:style-name="P34">Station </text:p>
          <text:p text:style-name="P34">- Aufgabe: funktionelle Gruppen zuordnen</text:p>
          <text:p text:style-name="P34">- Karten mit diversen funktionellen Gruppen (s.u.)</text:p>
          <text:p text:style-name="P34">- Aufgabe: welche Gruppen lassen sich durch Oxidation/Reduktion, welche durch Kondensation/Hydrolyse ineinander überführen.</text:p>
        </text:list-item>
        <text:list-item>
          <text:p text:style-name="P34">Station</text:p>
          <text:p text:style-name="P34">- Aufgabe: Bilde Paare von Molekül und Funktion im Stoffwechsel</text:p>
          <text:p text:style-name="P34">- kleine Karten mit Molekülnamen: <text:span text:style-name="T2">Na</text:span><text:span text:style-name="T5">+</text:span><text:span text:style-name="T2">, NAD</text:span><text:span text:style-name="T5">+</text:span><text:span text:style-name="T2">, Cholesterin, Glucose, Glycogen, Fettsäuren, Glycerin, Pyruvat, Lactat, AcetylCoA, Citrat, Fett, Phospholipide, Aminosäuren, DNS, RNS, CO</text:span><text:span text:style-name="T9">2</text:span><text:span text:style-name="T2">/HCO</text:span><text:span text:style-name="T9">3</text:span><text:span text:style-name="T5">-</text:span><text:span text:style-name="T2">, Phosphat, ATP, O</text:span><text:span text:style-name="T9">2</text:span></text:p>
          <text:p text:style-name="P34"><text:span text:style-name="T6">- kleine Karten in anderer Farbe mit Funktionen: </text:span><text:span text:style-name="T7">Elektrolyt, <text:s/></text:span><text:span text:style-name="T10">Oxidationsmittel, Membranbestandteil, Wichtigster Energieträger, Träger der Erbinformation, Reduktionsprodukt des Pyruvats, Energiespeicher in Leber und Niere, Reduktionsmittel, Tricarbonsäure, Wichtigster Brennstoff, Hydrophobe Energiespeicher, Oxidationsprodukt des Lactats, Puffer in den Zellen, Informationsträger der Proteinsynthese, Puffer im Blut, Bausteine der Proteine, Vorstufe der Fettsynthese, Abbauprodukt des Pyruvats</text:span></text:p>
        </text:list-item>
      </text:list>
      <text:p text:style-name="P15">Beim Ausarbeiten eigener Aufgaben ist es wichtig darauf zu achten, daß alle Stationen etwa die gleiche Zeit beanspruchen.</text:p>
      <text:p text:style-name="P15"><text:span text:style-name="T1">Dauer:</text:span> 60'</text:p>
      <text:p text:style-name="P26"/>
      <text:h text:style-name="Heading_20_4" text:outline-level="4">Kartenmaterial "Nukleinsäuren"</text:h>
      <text:p text:style-name="P15"><text:span text:style-name="T1">Ziel: </text:span>Aufbau von DNS/RNS erklären</text:p>
      <text:p text:style-name="P15"><text:span text:style-name="T1">Methode: </text:span>die DNA an der Tafel zusammepuzzeln und dabei erklären.</text:p>
      <text:p text:style-name="P15"><text:span text:style-name="T1">Benötigtes Material:</text:span> 5 Strukturen der Basen AGCTU auf A4 Bögen, unterschiedliche Farben, <text:s/>4 Strukturen von Ribose/Desoxyribose auf A4 Bögen, einfarbig, 4 Strukturen von Phosphatreste A5, einfarbig. Die Strukturen sollten offene Bindungen haben, so daß man sie zusammen- und auseinanderschieben kann. Die Papierteile so einzuteilen, daß alle Bindungen aneinander passen ist eine fordernde Aufgabe.</text:p>
      <text:p text:style-name="P15">Zusätzlich können Karten mit den Begriffen Purin, Pyrimidin, Adenin, Thymin, Cytosin, Guanin, Uracil, Nukleotid, Nukleosid, N-glycosidische Bindung und Phosphat-Ester hilfreich sein.</text:p>
      <text:p text:style-name="P15"/>
      <text:h text:style-name="Heading_20_4" text:outline-level="4"><text:soft-page-break/>Tafelpuzzle "Aufbau des Hämoglobins"</text:h>
      <text:p text:style-name="P15"><text:span text:style-name="T1">Ziel:</text:span> Den Aufbau des Hämoglobins über mehrere Größenordnungen erfassen.</text:p>
      <text:p text:style-name="P15"><text:span text:style-name="T1">Methode:</text:span> Voraussetzung ist, daß die Studenten schon einmal etwas über Erythrozyten und Hämoglobin gehört haben. Ein Tafelbild wird angezeichnet und von den Studenten auf Zuruf mit den Begriffen auf den Karten ausgestattet. Die einzelnen Begriffe werden besprochen. Das Tafelbild besteht aus 4 Teilen:</text:p>
      <text:list xml:id="list3166054750955564770" text:style-name="L9">
        <text:list-item>
          <text:p text:style-name="P35">schematischer Erythrozyt mit Punkten im Inneren (für das Hämoglobin)</text:p>
        </text:list-item>
        <text:list-item>
          <text:p text:style-name="P35">Quartärstruktur des Hämoglobins als vier Kugeln, mit je einem dicken Balken (Häm)</text:p>
        </text:list-item>
        <text:list-item>
          <text:p text:style-name="P35">grober Verlauf der Peptidkette in einer Untereinheit; Lage der Hämgruppe.</text:p>
        </text:list-item>
        <text:list-item>
          <text:p text:style-name="P35">Strukturformel des Häms.</text:p>
        </text:list-item>
      </text:list>
      <text:p text:style-name="P15">Die vier Skizzen sind durch Pfeile für die drei Vergrößerungsstufen verbunden.</text:p>
      <text:p text:style-name="P15"><text:span text:style-name="T11">Benötigtes Material: </text:span>Karten mit den Begriffen Erythrozyt, Hämoglobin, Porphyrin, Häm, Tertiärstruktur, Quartärstruktur, Eisen, Sauerstoff, Polypeptidkette.</text:p>
      <text:p text:style-name="P15"><text:span text:style-name="T1">Dauer:</text:span> 10'</text:p>
      <text:h text:style-name="Heading_20_4" text:outline-level="4">Puzzle „Funktionen von Proteinen“</text:h>
      <text:p text:style-name="P15"><text:span text:style-name="T1">Ziel:</text:span> Einige prominente Proteine im Menschen kennen lernen.</text:p>
      <text:p text:style-name="P15"><text:span text:style-name="T1">Methode: </text:span>Karten in drei Farben werden verdeckt ausgeteilt. An der Tafel oder auf dem Boden werden drei Spalten '<text:span text:style-name="T2">Protein'</text:span>, '<text:span text:style-name="T2">Funktion'</text:span> und '<text:span text:style-name="T2">Krankheit/Fehlfunktion' vorbereitet. </text:span>Jeweils drei Karten mit verschiedenen Farben gehören zusammen<text:span text:style-name="T12">. Nacheinander legt jeder eine Karte an den Platz seiner Wahl. Anschließend wird die Tabelle gemeinsam geordnet.</text:span></text:p>
      <text:p text:style-name="P19"><text:span text:style-name="T1">Benötigtes Material:</text:span> </text:p>
      <text:p text:style-name="P15">Sieben Tripel von Karten mit Protein - Funktion - Krankheit/Fehlfunktion</text:p>
      <text:p text:style-name="P26">a) Hämoglobin - Sauerstofftransport - Kohlenmonoxydvergiftung</text:p>
      <text:p text:style-name="P26">b) Carboanhydrase - Säure/Base-Katalyse - Alkalose</text:p>
      <text:p text:style-name="P26">c) Myosin - Bewegung entlang von Aktinfasern - Kardiomyopathie</text:p>
      <text:p text:style-name="P26">d) Rhodopsin - Aufnahme von Photonen - Nachtblindheit</text:p>
      <text:p text:style-name="P26">e) Kollagen - Vernetzung mit extrazellulärer Matrix - Skorbut</text:p>
      <text:p text:style-name="P26">f) Acetylcholin-Rezeptor - Ioneneinstrom in Nervenzellen - Cobratoxin</text:p>
      <text:p text:style-name="P26">g) T-Zell-Rezeptor - Erkennung von Antigenen an Zelloberflächen - Multiple Sklerose</text:p>
      <text:p text:style-name="P27">Wenn die Tabelle auf dem Boden aufgebaut wird, sollte man noch drei Karten mit den Überschriften <text:span text:style-name="T2">Protein, Funktion</text:span> und <text:span text:style-name="T2">Krankheit/Fehlfunktion</text:span> mitbringen.</text:p>
      <text:p text:style-name="P15"><text:span text:style-name="T1">Dauer:</text:span> 15</text:p>
      <text:h text:style-name="Heading_20_4" text:outline-level="4">Kartenmaterial "Aminosäuren"</text:h>
      <text:p text:style-name="P15"><text:span text:style-name="T1">Ziel:</text:span> Die zwanzig proteinogenen Aminosäuren kennen lernen.</text:p>
      <text:p text:style-name="P15"><text:span text:style-name="T1">Methode:</text:span> Fünf Gruppen untersuchen die Strukturformeln einer Gruppe von Aminosäuren (polare, unpolare, saure, basische und aromatische) hinsichtlich </text:p>
      <text:p text:style-name="P26">a) funktioneller Gruppen</text:p>
      <text:p text:style-name="P26">b) Chiralität, Aromatizität</text:p>
      <text:p text:style-name="P26">c) Gemeinsamkeiten und Unterschiede innerhalb der Gruppe.</text:p>
      <text:p text:style-name="P16">Nach 10' legt jede Gruppe ihre Aminosäuren auf dem Boden aus und präsentiert ihre Ergebnisse. Das Cystein wird vom Dozenten übernommen.</text:p>
      <text:p text:style-name="P15"><text:span text:style-name="T1">Benötigtes Material:</text:span> A4 Bögen mit Strukturformeln der 20 proteinogenen Aminosäuren, farblich gegliedert in saure, basiche, polare, unpolare, aromatische und Cystein.</text:p>
      <text:p text:style-name="P15"><text:span text:style-name="T1">Dauer:</text:span> 25'</text:p>
      <text:p text:style-name="P15"/>
      <text:h text:style-name="Heading_20_4" text:outline-level="4"><text:soft-page-break/>Proteintanz</text:h>
      <text:p text:style-name="P15"><text:span text:style-name="T1">Ziel:</text:span> Verstehen wie sich Proteine falten</text:p>
      <text:p text:style-name="P15"><text:span text:style-name="T1">Methode:</text:span> Zuerst wird im Gespräch erarbeitet, wie die verschiedenen Arten von Aminosäuren (polare, unpolare, saure, basische und Cystein) miteinander wechselwirken. Dann bekommt jeder eine Aminosäure als Bogen, die er sich ans T-Shirt heftet. Die Gruppe ordnet sich zufällig zu einer Kette, in der die Nachbarn in jeweils andere Richtungen blicken (mit den Händen wird die Hauptkette gebildet). Nun sucht jeder nach anderen Aminosäuren zu denen er sich hingezogen fühlt und bewegt sich mit kleinen Schritten langsam in die Richtung. Sobald sich ein festes Knäul ergibt, wird gestoppt und beobachtet, welche Aminosäuren wo gelandet sind.</text:p>
      <text:p text:style-name="P15"><text:span text:style-name="T1">Benötigtes Material:</text:span> Bögen mit den 20 Aminosäuren (Cys doppelt), viele Büroklammern oder Sicherheitsnadeln.</text:p>
      <text:p text:style-name="P15"><text:span text:style-name="T1">Dauer:</text:span> 10'</text:p>
      <text:p text:style-name="P15"><text:span text:style-name="T1">Anmerkung:</text:span> Die Übung geht zurück auf ein im Januar 2006 von <text:span text:style-name="T2">Sasha Waltz &amp; Guests</text:span> unter Anleitung von Jan Saam durchgeführtes Tanzexperiment, das im Rahmen von <text:span text:style-name="T2">arts+science in vitro</text:span> an der Charité Berlin stattfand.</text:p>
      <text:p text:style-name="Standard"/>
      <text:h text:style-name="Heading_20_4" text:outline-level="4">Exkurs "Erdgeschichte"</text:h>
      <text:p text:style-name="P21"><text:span text:style-name="T1">Ziel: </text:span>In Kurzform die Evolution der Lebewesen wiederholen.</text:p>
      <text:p text:style-name="P21"><text:span text:style-name="T1">Methode:</text:span> Zeitachse der letzten 5 Milliarden Jahre horizontal an die Tafel zeichnen. Logarithmische Skala wählen, so daß 5, 50, 500 und 5000 Mio. Jahre etwa im gleichen Abstand liegen. Bei 500 Mio. Jahren die kambrische Explosion vorgeben. Die Karten auf dem Boden ausbreiten oder unten an der Tafel aufreihen. Studenten 3' untereinander überlegen lassen, dann reihum Vorschläge abfragen. Erst am Ende gemeinsam diskutieren und Korrekturen anbringen. </text:p>
      <text:p text:style-name="P21"><text:span text:style-name="T1">Benötigtes Material:</text:span> Große Tafel, farbige A5 Bögen mit Wasserpflanze, Libelle, Mann/Frau-Symbol (geschlechtliche Fortpflanzung), Amöbe (Eukaryot), Dinosaurier, Vogel, Blüte, Trilobit, Vulkan, Bakterium, Schneeflocke (Eiszeit), Meteorit, Maus, Fisch, zwei Menschen</text:p>
      <text:p text:style-name="P21"><text:span text:style-name="T1">Dauer:</text:span> 20'</text:p>
      <text:p text:style-name="Standard"/>
      <text:h text:style-name="Heading_20_4" text:outline-level="4">Beispiel-Moleküle</text:h>
      <text:p text:style-name="P21"><text:span text:style-name="T1">Ziel:</text:span> Eigenschaften von Molekülen aus der Strukturformel ablesen können</text:p>
      <text:p text:style-name="P21"><text:span text:style-name="T1">Methode:</text:span> Bögen mit Strukturformeln an austeilen. Je zwei Studenten bestimmen innerhalb von 10' <text:s/>Stoffklasse, Name, Säure/Base-Eigenschaften, funktionelle Gruppen, Oxidationszahlen und <text:s/>Chiralitätszentren. Anschließend stellt jedes Team sein Molekül kurz vor.</text:p>
      <text:p text:style-name="P21"><text:span text:style-name="T1">Benötigtes Material:</text:span> Strukturformeln auf A4-Bögen.</text:p>
      <text:p text:style-name="P23"><text:span text:style-name="T1">a) leichte Moleküle:</text:span> Glycerin, Succinat, Fumarat, Harnstoff, Cyclohexan, Benzol, Pyruvat, Palmitinsäure</text:p>
      <text:p text:style-name="P23"><text:span text:style-name="T1">b) schwierige Moleküle:</text:span> Alanin, Cholesterin, Acetyl-CoA, ADP, Glucose, Lecithin</text:p>
      <text:p text:style-name="P21"><text:span text:style-name="T1">Dauer:</text:span> 25'</text:p>
      <text:p text:style-name="P21"/>
      <text:p text:style-name="P22"/>
      <text:h text:style-name="Heading_20_4" text:outline-level="4">Wiederholungsquiz "Jeopardy"</text:h>
      <text:p text:style-name="P21"><text:span text:style-name="T1">Ziel:</text:span> Alle Themengebiete der Chemie auffrischen.</text:p>
      <text:p text:style-name="P21"><text:span text:style-name="T1">Methode:</text:span> Fragekarten mit Zahlen nach oben nach Themenen sortiert in Spalten an der Tafel anordnen. Namen der Kategorien darüber schreiben. Die Fragen entweder reihum wünschen lassen, oder in Teams <text:s/>mit zählen der Punkte. Wahlweise können auch ein- bis zwei Studenten das Quiz leiten.</text:p>
      <text:p text:style-name="P21"><text:span text:style-name="T1">Benötigtes Material:</text:span> Karten A6 in einer Farbe mit Zahlen auf der Rückseite und Fragen sortiert nach Themengebieten:</text:p>
      <text:p text:style-name="P24">a) Allgemeine Chemie</text:p>
      <text:p text:style-name="P23">100: Wie lassen sich Stoffe aufreinigen? Nenne drei Verfahren.</text:p>
      <text:p text:style-name="P23">200: Was passiert, wenn man Wasser mit Kohlenwasserstoffen mischt?</text:p>
      <text:p text:style-name="P23">300: Was tut eine amphiphile Substanz mit einem Öl/Wasser-Gemisch?</text:p>
      <text:p text:style-name="P23">400: Was erhält man, wenn Ammoniak und Essigsäure zusammengekippt werden?</text:p>
      <text:p text:style-name="P23">500: Welche Energien wirken beim Lösen von Salzen?</text:p>
      <text:p text:style-name="P23"/>
      <text:p text:style-name="P24">b) Säuren und Basen</text:p>
      <text:p text:style-name="P23">100: Warum nennt man Hydrogencarbonat, Dihydrogenphosphat und Glycin "Ampholyte"?</text:p>
      <text:p text:style-name="P23">200: Was für Stoffe sind Methylorange und Phenolphthalein? Wie funktionieren sie?</text:p>
      <text:p text:style-name="P23">300: Ordne <text:span text:style-name="T6">HPO</text:span><text:span text:style-name="T8">4</text:span><text:span text:style-name="T4">2-</text:span>, HCl, H<text:span text:style-name="T8">3</text:span>PO<text:span text:style-name="T8">4</text:span> und Essigsäure nach Säurestärke.</text:p>
      <text:p text:style-name="P23">400: Ein Soda-Automat enthält eine CO2-Patrone. Was passiert, wenn das Gas ins Wasser gedrückt wird?</text:p>
      <text:p text:style-name="P23">500: Wie sieht die Titrationskurve der Phosphorsäure aus?</text:p>
      <text:p text:style-name="P23"/>
      <text:p text:style-name="P24">c) RedOx-Chemie</text:p>
      <text:p text:style-name="P23">100: Nenne 3 Oxidations- oder Reduktionsmittel.</text:p>
      <text:p text:style-name="P23">200: Womit kann man Alkohole oxidieren?</text:p>
      <text:p text:style-name="P23">300: Wie kann man Aldehyde oxidieren?</text:p>
      <text:p text:style-name="P23">400: Wie funktioniert eine Batterie?</text:p>
      <text:p text:style-name="P23">500: Wie kann man aus einer gesättigten Fettsäure eine ungesättigte machen?</text:p>
      <text:p text:style-name="P23"/>
      <text:p text:style-name="P24">d) Organik</text:p>
      <text:p text:style-name="P23">100: Was ist ein Ester und wie wird er gebildet?</text:p>
      <text:p text:style-name="P23">200: Erkläre den Unterschied zwischen Konstitutionsisomerie und Konfigurationsisomerie.</text:p>
      <text:p text:style-name="P23">300: Was für Bindungen enthält ein Triglyzerid?</text:p>
      <text:p text:style-name="P23">400: Was sind Polymere? Nenne drei Beispiele.</text:p>
      <text:p text:style-name="P23">500: Was für Bindungen sind im ATP energiereich?</text:p>
      <text:p text:style-name="P23"/>
      <text:p text:style-name="P24">e) Biomoleküle</text:p>
      <text:p text:style-name="P23">100: Woraus bestehen Phospholipide?</text:p>
      <text:p text:style-name="P23">200: Was für funktionelle Gruppen tragen Aldosen in der offenen und in der geschlossenen Form?</text:p>
      <text:p text:style-name="P23">300: Wie ist ein Protein aufgebaut?</text:p>
      <text:p text:style-name="P23">400: Nenne drei Aminosäuren mit charakteristischen Eigenschaften.</text:p>
      <text:p text:style-name="P25">500: Über welche Zwischenstufen wird Glucose zu Energie in Form von ATP umgesetzt?</text:p>
      <text:p text:style-name="P21"><text:span text:style-name="T1">Dauer:</text:span> 20'</text:p>
      <text:p text:style-name="Standard"/>
      <text:h text:style-name="Heading_20_2" text:outline-level="2" text:is-list-header="true"><text:soft-page-break/>3. <text:span text:style-name="T13">Wie schaffe ich ein angenehmes Arbeitsklima?</text:span></text:h>
      <text:h text:style-name="P52" text:outline-level="3">3.1 Optische Barrieren abbauen</text:h>
      <text:p text:style-name="Standard">Häufig verschanzen sich Studenten und Dozenten gleichermaßen hinter Tischen und Arbeitsmaterialien. Das ermuntert die Studenten dazu gemütlich zuzuhören und sonst nichts zu machen. Der Dozent hat es dann schwer zu merken, ob etwas angekommen ist oder nicht <text:s/>(meist ist dann letzteres der Fall). Die Gruppe kommt geistig sofort mehr in Schwung, wenn man die Deckung durch Tische einreißt und stattdessen einen Kreis aus den <text:s/>Stühlen bildet (bei Platzproblemen tut es auch ein Halbkreis oder zweireihiger Kreis). Das funktioniert natürlich nur, wenn der Dozent ebenfalls sein Pult beiseite schiebt. Das Umstellen der Möbel sollten die Studenten auf jeden Fall selbst erledigen. </text:p>
      <text:h text:style-name="P52" text:outline-level="3">3.2 Die Gruppe kennen lernen</text:h>
      <text:p text:style-name="Standard">Da man im Seminar meist über längere Zeit mit den gleichen Leuten zu tun hat, ist es nur natürlich, daß man sie auch kennen lernt. Die Studenten sind in der Regel dankbar dafür wenn man sie beim Vornamen ansprechen kann. Damit die Namen leichter hängen bleiben, kann man eine Vorstellungsrunde mit kleinen Extras aufpeppen: Jeder nennt einen persönlichen Gegenstand (Schlüssel, Kühlschrank, Lippenstift) und beschreibt sich kurz aus dessen Sicht. Oder der Dozent bringt einige Gegenstände mit (Postkarten, Figuren o.ä.), und jeder stellt sich dann anhand von seinem Lieblingsgegenstand vor. Wer gleich voll einsteigen möchte, kann auch Karten mit Molekülen oder Begriffen aus dem vorangegangenen Semester vorbereiten.</text:p>
      <text:p text:style-name="P20"/>
      <text:h text:style-name="Heading_20_4" text:outline-level="4">Vorstellen mit Gegenständen</text:h>
      <text:p text:style-name="P15"><text:span text:style-name="T1">Methode:</text:span> Jeder, der Dozent eingeschlossen, sucht sich einen Gegenstand aus und stellt sich vor, wobei er sagt, warum er sich genau so entschieden hat. Die Gegenstände werden hinterher wieder eingesammelt.</text:p>
      <text:p text:style-name="P15"><text:span text:style-name="T1">Benötigtes Material:</text:span> etwas mehr Postkarten, Figuren oder beliebige Kinkerlitzchen als Personen im Seminar sind. Falls keine Gegenstände da sind, kann jeder auch einen persönlichen Gegenstand (Handy, Kühlschrank, Teddy) wählen und erzählen was dieser über einen sagen würde.</text:p>
      <text:p text:style-name="P15"><text:span text:style-name="T1">Dauer:</text:span> 10'</text:p>
      <text:p text:style-name="P20"/>
      <text:h text:style-name="Heading_20_4" text:outline-level="4">Vorstellen mit Wiederholung</text:h>
      <text:p text:style-name="P15"><text:span text:style-name="T1">Methode:</text:span> Jeder, der Dozent eingeschlossen, sucht sich eine Karte aus, stellt sich vor, und erklärt kurz was ihm zu der Karte einfällt.</text:p>
      <text:p text:style-name="P15"><text:span text:style-name="T1">Benötigtes Material:</text:span> Karten mit Begriffen oder Molekülen zum Stoff des vorangegangenen Semesters. Eher zu leichte oder allgemeine Themen wählen, damit niemand schon zu Beginn frustriert wird.</text:p>
      <text:p text:style-name="P15"><text:span text:style-name="T1">Dauer: </text:span><text:span text:style-name="T3">15'</text:span></text:p>
      <text:h text:style-name="P52" text:outline-level="3" text:is-list-header="true">3.3 Die Gruppe schützen</text:h>
      <text:p text:style-name="Standard">Der Dozent darf niemanden aus der Gruppe bloßstellen. Das bedeutet: keine unkonstruktive Kritik nach Referaten, keine Leute an die Tafel zitieren, niemanden aus der Gruppe herauspicken und befragen und nicht zusehen, wenn Einzelne durch andere Kursteilnehmer persönlich kritisiert werden. </text:p>
      <text:p text:style-name="P4">Dazu gehört auch, die Studenten vor fachlicher Frustration zu schützen. Man sollte also grundsätzlich keine zu schweren Aufgaben zu verlangen. Wenn die Studenten das Gefühl haben, schon etwas gelernt zu haben, sind sie sicher gerne bereit, auch schwierige Aufgaben zu bearbeiten. Die sollte man dann aber mit möglichst offenem Ergebnis stellen.(Medizinstudenten gelten als <text:soft-page-break/>ausgesprochen belastbar gegenüber großen Arbeitsanforderungen und monotonen Aufgabenstellungen, aber man muss sein Blatt ja nicht gleich ausreizen).</text:p>
      <text:p text:style-name="P4"/>
      <text:h text:style-name="P52" text:outline-level="3">3.4 Gute Referate halten lassen</text:h>
      <text:p text:style-name="Standard">Es kostet beide Seiten Nerven, wenn Referate schlecht vorbereitet oder zu lang sind. Viel Zeit wird in Handouts gesteckt, die dann dem Vortrag verloren geht. Wenn zu Beginn des Semesters der Seminargruppe ganz klare Regeln mitgeteilt werden, tauchen diese Probleme gar nicht erst auf, zum Beispiel:</text:p>
      <text:p text:style-name="Standard"/>
      <text:h text:style-name="Heading_20_4" text:outline-level="4"><text:span text:style-name="T14">Regeln für Referate</text:span> </text:h>
      <text:p text:style-name="P15"><text:span text:style-name="T1">Methode:</text:span> Der Dozent gibt zu Beginn des Semesters bekannt, was von den Referenten erwartet wird. Bei Verstößen kann man im Verlauf des Semesters zunehmend tolerant sein, aber das braucht man den Studenten ja vorher nicht auf die Nase zu binden.</text:p>
      <text:p text:style-name="P18">Regeln:</text:p>
      <text:list xml:id="list1157124524045741458" text:style-name="L10">
        <text:list-item>
          <text:p text:style-name="P36">Ein Referat dauert maximal 8 Minuten (Küchenwecker stellen; eine Minute vor Schluß warnen)</text:p>
        </text:list-item>
        <text:list-item>
          <text:p text:style-name="P36">Es wird genau ein Tafelbild verwendet, das vor dem Referat angemalt wird.</text:p>
        </text:list-item>
        <text:list-item>
          <text:p text:style-name="P36">Der Text wird frei gesprochen.</text:p>
        </text:list-item>
        <text:list-item>
          <text:p text:style-name="P36">Es werden keine Handouts verteilt.</text:p>
        </text:list-item>
        <text:list-item>
          <text:p text:style-name="P36">Am Ende gibt es eine Zusammenfassung in drei Sätzen.</text:p>
        </text:list-item>
        <text:list-item>
          <text:p text:style-name="P36">Kritik ist immer konstruktiv („Du kannst dein Referat noch verbessern, indem..“)</text:p>
        </text:list-item>
      </text:list>
      <text:p text:style-name="P16">Wegen des Tafelbildes empfiehlt es sich, Referate zu Beginn oder nach der Pause abzuhalten.</text:p>
      <text:p text:style-name="P15"><text:span text:style-name="T1">Benötigtes Material:</text:span> Tafel, Küchenwecker</text:p>
      <text:p text:style-name="P15"><text:span text:style-name="T1">Dauer:</text:span> 15' pro Referat</text:p>
      <text:list xml:id="list2856063395623" text:continue-numbering="true" text:style-name="L10">
        <text:list-header>
          <text:p text:style-name="P28"/>
        </text:list-header>
      </text:list>
      <text:h text:style-name="P52" text:outline-level="3">3.5 Feedback einholen</text:h>
      <text:p text:style-name="Standard">Dies ist der wirksamste Weg, den Studenten zu vermitteln, dass man sie ernst nimmt. Bei einer wöchentlichen Veranstaltung sollte man die Bedürfnisse der Studenten mindestens drei Mal pro Semester prüfen. Das erste Mal sobald die Studenten wissen, was auf sie zukommt; das zweite Mal in der Mitte, um zu prüfen, ob der eigene Kurs stimmt; das dritte Mal ganz zum Schluss, um <text:s/>nützliche Hinweise fürs nächste Mal (und Komplimente) zu sammeln.</text:p>
      <text:p text:style-name="Standard"><text:tab/></text:p>
      <text:h text:style-name="P47" text:outline-level="4"><text:span text:style-name="T14">Urnengang</text:span> </text:h>
      <text:p text:style-name="P15"><text:span text:style-name="T1">Methode:</text:span> Der Dozent formuliert eine Frage, z.B. „Was möchtest Du im Seminar noch mehr tun?“. Die Studenten schreiben Antworten auf die ausgeteilten Zettel und werfen sie in die Urne. Da sie anonym bleiben, werden die Antworten fast immer ehrlich ausfallen. Das Verfahren läßt sich mit anderen Fragen auch zur Stoffwiederholung einsetzen.</text:p>
      <text:p text:style-name="P15"><text:span text:style-name="T1">Benötigtes Material:</text:span> kleine Notizzettel, eine kleine Kiste oder ein Hut</text:p>
      <text:p text:style-name="P15"><text:span text:style-name="T1">Dauer:</text:span> 5'</text:p>
      <text:p text:style-name="P15"/>
      <text:h text:style-name="Heading_20_4" text:outline-level="4">Jeder nur ein Kreuz</text:h>
      <text:p text:style-name="P15"><text:span text:style-name="T1">Methode:</text:span> Der Dozent schreibt eine Frage an die Tafel und zeichnet darunter ein leeres Diagramm. Die Studenten stimmen ab, indem jeder ein Kreuz oder einen Magneten im Diagramm plaziert. Gut geeignet sind Balkendiagramme für Fragen mit <text:soft-page-break/>Auswahlmöglichkeiten wie „Was sollte im Seminar öfter drankommen [Redox/Säure-Base/Rechnen]?“. Mit 2D-Koordinatensystemen lassen sich zwei Fragen gleichzeitig beantworten wie „x: Wie schwer findest Du das Seminar? y: Möchtest Du mehr Aufgaben oder mehr Erklärungen an der Tafel?“.</text:p>
      <text:p text:style-name="P15"><text:span text:style-name="T1">Benötigtes Material:</text:span> Tafel, Kreide/Stifte oder Magneten</text:p>
      <text:p text:style-name="P15"><text:span text:style-name="T1">Dauer:</text:span> 5'</text:p>
      <text:p text:style-name="P15"/>
      <text:h text:style-name="Heading_20_4" text:outline-level="4"><text:span text:style-name="T14">Brennen für die Chemie</text:span> </text:h>
      <text:p text:style-name="P15"><text:span text:style-name="T1">Methode:</text:span> Jeder, der Dozent eingeschlossen, darf für die Brenndauer eines Streichholzes sagen, was ihm am Seminar gut gefallen hat und was man noch verbessern könnte.</text:p>
      <text:p text:style-name="P15"><text:span text:style-name="T1">Benötigtes Material:</text:span> eine Packung Streichhölzer, eine Tasse mit Wasser.</text:p>
      <text:p text:style-name="P15"><text:span text:style-name="T1">Dauer:</text:span> 10' für ca. 15 Teilnehmer.</text:p>
      <text:p text:style-name="Standard"><text:tab/></text:p>
      <text:h text:style-name="Heading_20_3" text:outline-level="3">3.6 Ambiente schaffen</text:h>
      <text:p text:style-name="Standard">Alles, was Atmosphäre schafft und nichts mit dem Stoff zu tun hat, hilft den Studenten, sich im Seminar wohl zu fühlen. Dazu gehören z.B. Blumen in der ersten Stunde, Maskottchen, Musik in den Pausen. Als besonders wirksam für die Lernatmosphäre hat sich das Verteilen von Bonbons erwiesen. Besonders in der zweiten Hälfte eines längeren Seminars gibt ein wenig mehr Glucose im Blut der Veranstaltung den nötigen Schub. </text:p>
      <text:p text:style-name="Standard">Austeilen von Süßigkeiten hilft den Studenten auch über anfängliche Skepsis hinweg. (Dieser Ansatz erscheint wenig wissenschaftlich, aber es wirkt!).</text:p>
      <text:p text:style-name="Standard"/>
      <text:p text:style-name="Standard"/>
      <text:p text:style-name="P7"/>
      <text:h text:style-name="P44" text:outline-level="2">4. Nützliche Materialien</text:h>
      <text:p text:style-name="Standard"/>
      <text:p text:style-name="P5">Schreibunterlagen:</text:p>
      <text:p text:style-name="P15">buntes Papier A4 </text:p>
      <text:p text:style-name="P15">Papierkarten (A4 quer gedrittelt)</text:p>
      <text:p text:style-name="P15">quadratische Notizzettel</text:p>
      <text:p text:style-name="P15">Papierrolle 50cm breitl, IKEA</text:p>
      <text:p text:style-name="P15">OH-Folien</text:p>
      <text:p text:style-name="P15">Whiteboard oder magnetische Tafel</text:p>
      <text:p text:style-name="P15">Pinnwand oder Flipchart</text:p>
      <text:p text:style-name="P15"/>
      <text:p text:style-name="P5">Schreibgeräte:</text:p>
      <text:p text:style-name="P15">dicke Filzstifte (1 Satz bunte + 12*schwarz)</text:p>
      <text:p text:style-name="P15">Whiteboard-Stifte (von Filzern getrennt lagern)</text:p>
      <text:p text:style-name="P15">kleine Flasche Propanol oder Spiritus, falls man die Stifte doch vertauscht hat.</text:p>
      <text:p text:style-name="P15">bunte Kreide</text:p>
      <text:p text:style-name="Standard"/>
      <text:p text:style-name="P5">Zum Anbringen von Karten, Molekülen etc:</text:p>
      <text:p text:style-name="P15">Magneten, ca 30 Stück</text:p>
      <text:p text:style-name="P15">Kreppklebeband</text:p>
      <text:p text:style-name="P15">Büroklammern</text:p>
      <text:p text:style-name="P15">Pinnadeln</text:p>
      <text:p text:style-name="P15">Schere</text:p>
      <text:p text:style-name="P15"/>
      <text:p text:style-name="P5">Zum Nachbauen von Molekülen:</text:p>
      <text:p text:style-name="P15">einige Packungen Knete</text:p>
      <text:p text:style-name="P15">Streichhölzer oder Schachlikspiesse aus Holz</text:p>
      <text:p text:style-name="P15"/>
      <text:p text:style-name="P5">Sonstiges:</text:p>
      <text:p text:style-name="P15">kleiner Softball</text:p>
      <text:p text:style-name="P15">Küchenwecker für Referate</text:p>
      <text:p text:style-name="P15">Beutel mit bunten Chips, farbige Bonbons o.ä. um Arbeitsgruppen auszulosen.</text:p>
      <text:p text:style-name="P15">CD-Player</text:p>
      <text:p text:style-name="P15">Bonbons</text:p>
      <text:p text:style-name="P15">Moderationskoffer oder große Nähkiste (ebay) zum Transport der Materialien</text:p>
      <text:p text:style-name="Standard"/>
      <text:h text:style-name="P49" text:outline-level="4">Veranschaulichen durch Papiermoleküle</text:h>
      <text:p text:style-name="P38"><text:span text:style-name="T1">Komplexe Vorgänge </text:span>wie die Transkription oder Translation lassen sich besser erklären, indem man sie greifbar macht. Dazu schneidet man die wichtigsten 5-6 Teilnehmer am erklärten System aus farbigen A4-Bögen aus die man an einer Pinnwand oder Tafel befestigt (mit Magneten oder Tesa Krepp, Tesa Film im Hörsaal ist eine Katastrophe). Da man die Moleküle frei umherschieben kann, ist das Verfahren Powerpoint weit überlegen.</text:p>
      <text:p text:style-name="P38"><text:span text:style-name="T1">Vorbereitung: </text:span><text:span text:style-name="T3">15'</text:span></text:p>
      <text:h text:style-name="P49" text:outline-level="4"><text:soft-page-break/><text:span text:style-name="T15">Dauer: </text:span><text:span text:style-name="T16">1</text:span><text:span text:style-name="T17">5</text:span><text:span text:style-name="T16">'</text:span></text:h>
      <text:h text:style-name="P49" text:outline-level="4">Zum Einstieg: Paare bilden</text:h>
      <text:p text:style-name="P37"><text:span text:style-name="T1">7-10 Paare von Molekül und Funktion </text:span>werden vorbereitet. Die Studenten bekommen eine Folie gezeigt, wo Moleküle und deren Funktionen in zwei Spalten in gemischter Reihefolge gezeigt sind. Nach einigen Minuten Bedenkzeit wird in die Runde gefragt, welche Paare sie gefunden haben. Diese Methode ermöglicht einen guten Einstieg in ein neues Thema sofern kein Fachchinesisch verwendet wird.</text:p>
      <text:p text:style-name="P38"><text:span text:style-name="T1">Vorbereitung: </text:span><text:span text:style-name="T3">15'</text:span></text:p>
      <text:p text:style-name="P38"><text:span text:style-name="T1">Dauer: </text:span><text:span text:style-name="T3">10'</text:span></text:p>
      <text:h text:style-name="P48" text:outline-level="4"/>
      <text:p text:style-name="P43"/>
      <text:h text:style-name="P44" text:outline-level="2">5. Danksagungen</text:h>
      <text:p text:style-name="Text_20_body">Bettina Ritter-Mamczeck für die spannenden Train-the-Trainer-Seminare, Prof. Dr. Cornelius Frömmel für Wegweiser in wissenschaftliche und künstlerische Richtungen. Prof. Dr. Annette Upmeier von Belzen für didaktische Impul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RTF_5f_Num_20_2_20_1" style:display-name="RTF_Num 2 1" style:family="text">
      <style:text-properties style:font-name="Arial1" fo:font-family="Arial" style:font-family-generic="swis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format="1" text:start-value="48">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23T11:01:17</meta:creation-date>
    <dc:date>2017-05-28T00:28:55.572616796</dc:date>
    <dc:language>en-US</dc:language>
    <meta:editing-cycles>35</meta:editing-cycles>
    <meta:editing-duration>PT12H26M43S</meta:editing-duration>
    <meta:document-statistic meta:table-count="0" meta:image-count="0" meta:object-count="0" meta:page-count="18" meta:paragraph-count="385" meta:word-count="5500" meta:character-count="39478" meta:non-whitespace-character-count="34356"/>
    <meta:user-defined meta:name="Info 1"/>
    <meta:user-defined meta:name="Info 2"/>
    <meta:user-defined meta:name="Info 3"/>
    <meta:user-defined meta:name="Info 4"/>
  </office:meta>
</office:document-meta>
</file>